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0e3f"/>
    </style:style>
    <style:style style:name="P2" style:family="paragraph" style:parent-style-name="Standard">
      <style:text-properties officeooo:rsid="001e0e3f" officeooo:paragraph-rsid="001e0e3f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officeooo:rsid="001e7378" officeooo:paragraph-rsid="001e7378"/>
    </style:style>
    <style:style style:name="P5" style:family="paragraph" style:parent-style-name="Standard">
      <style:text-properties officeooo:paragraph-rsid="001e7378"/>
    </style:style>
    <style:style style:name="P6" style:family="paragraph" style:parent-style-name="Preformatted_20_Text">
      <style:text-properties style:font-name="Liberation Serif" fo:font-size="12pt" fo:language="en" fo:country="US" officeooo:rsid="001e7378" officeooo:paragraph-rsid="001e7378" style:font-size-asian="12pt" style:font-size-complex="12pt"/>
    </style:style>
    <style:style style:name="P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1e7378"/>
    </style:style>
    <style:style style:name="T1" style:family="text">
      <style:text-properties officeooo:rsid="001e0e3f"/>
    </style:style>
    <style:style style:name="T2" style:family="text">
      <style:text-properties officeooo:rsid="001e7378"/>
    </style:style>
    <style:style style:name="T3" style:family="text">
      <style:text-properties style:font-name="Liberation Serif" fo:font-size="12pt" fo:language="en" fo:country="US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Бологов Василий Андреевич</text:p>
      <text:p text:style-name="Standard">Мужчина, 2<text:span text:style-name="T2">7</text:span> лет, родился 29 апреля 1992</text:p>
      <text:p text:style-name="Standard">+7 (920) 8978499, <text:span text:style-name="T2">+373(78)228638</text:span></text:p>
      <text:p text:style-name="Standard">vasiliybologov@gmail.com </text:p>
      <text:p text:style-name="Standard"/>
      <text:p text:style-name="Standard">Гражданство: Россия.</text:p>
      <text:p text:style-name="P4">Вид на жительство: РМ</text:p>
      <text:p text:style-name="Standard"/>
      <text:p text:style-name="Standard"/>
      <text:p text:style-name="Standard">Developer</text:p>
      <text:p text:style-name="Standard">Информационные технологии, интернет, телеком, <text:span text:style-name="T1">п</text:span>рограммирование, <text:span text:style-name="T1">р</text:span>азработка CRM систем, <text:span text:style-name="T1">автоматизация, разработка ИИ.</text:span></text:p>
      <text:p text:style-name="Standard"/>
      <text:p text:style-name="P1">Ключевые навыки</text:p>
      <text:p text:style-name="P1">Знание языков</text:p>
      <text:p text:style-name="P1">Навыки</text:p>
      <text:p text:style-name="P1">Русский — Родной</text:p>
      <text:p text:style-name="P1">Английский — Средн<text:span text:style-name="T1">ий</text:span></text:p>
      <text:p text:style-name="P1"/>
      <text:p text:style-name="P1">Программирование <text:s/>Python, <text:s/>c++\c#<text:span text:style-name="T1">\.NET Framework</text:span>, Java, HTML/<text:span text:style-name="T1">PHP, GO lang, Borland Delphi, </text:span><text:s/>Программирование контроллеров Delta/Omron, ASP.NET, Linux.</text:p>
      <text:p text:style-name="Standard"/>
      <text:p text:style-name="Standard"/>
      <text:p text:style-name="Standard"/>
      <text:p text:style-name="Standard">Ноябрь <text:span text:style-name="T2">2019 - </text:span></text:p>
      <text:p text:style-name="P4">насстоящее время</text:p>
      <text:p text:style-name="P4">XOR.AI</text:p>
      <text:p text:style-name="P4">Senior Software Developer</text:p>
      <text:p text:style-name="P6"><text:bookmark text:name="tw-target-text"/>Software Development, Ai Development and Support</text:p>
      <text:p text:style-name="P5"/>
      <text:p text:style-name="Standard">Июнь 2019 -</text:p>
      <text:p text:style-name="Standard">Ноябрь 2019</text:p>
      <text:p text:style-name="Standard">XOR.AI</text:p>
      <text:p text:style-name="P3">Auto email deliverability</text:p>
      <text:p text:style-name="P7"><text:span text:style-name="T3">development and support of a mailing list delivery program</text:span></text:p>
      <text:p text:style-name="Standard">Март 2018 —</text:p>
      <text:p text:style-name="Standard">настоящее время</text:p>
      <text:p text:style-name="Standard">Lux Air Travel LLC</text:p>
      <text:p text:style-name="Standard">luxairtravel.com/</text:p>
      <text:p text:style-name="Standard">CTO ceif techinal officer</text:p>
      <text:p text:style-name="Standard">Development and support of advanced software. Support of CRM. Support for stable operation of systems.</text:p>
      <text:p text:style-name="Standard"/>
      <text:p text:style-name="Standard">Июнь 2015 —</text:p>
      <text:p text:style-name="P2">ноябрь 2019</text:p>
      <text:p text:style-name="Standard">Сбербанк-Сервис</text:p>
      <text:p text:style-name="Standard">Калуга</text:p>
      <text:p text:style-name="Standard">Старший инженер </text:p>
      <text:p text:style-name="Standard">Зам. Руководителя направления поддержки POS терминального оборудования и on-line касс ЭВОТОР</text:p>
      <text:p text:style-name="Standard"/>
      <text:p text:style-name="Standard"><text:soft-page-break/>Декабрь 2014 —</text:p>
      <text:p text:style-name="Standard">Май 2017</text:p>
      <text:p text:style-name="Standard">3D print Kaluga(ИП Бологов В.А.)</text:p>
      <text:p text:style-name="Standard">Калуга</text:p>
      <text:p text:style-name="Standard">Директор</text:p>
      <text:p text:style-name="Standard">3д печать и производство различный изделий из пластмасс, макетные проекты, предметы интерьера.</text:p>
      <text:p text:style-name="Standard"/>
      <text:p text:style-name="Standard">Октябрь 2013 —</text:p>
      <text:p text:style-name="Standard">Февраль 2014</text:p>
      <text:p text:style-name="Standard">ООО Пром интеллект</text:p>
      <text:p text:style-name="Standard">Калуга</text:p>
      <text:p text:style-name="Standard">Заместитель генерального директора</text:p>
      <text:p text:style-name="Standard">Курирование проектов по <text:span text:style-name="T1">разработке и </text:span>пуско-наладочным работам произведённого оборудования<text:span text:style-name="T1">(конвейерные системы).</text:span></text:p>
      <text:p text:style-name="Standard">работы сотрудников.</text:p>
      <text:p text:style-name="Standard"/>
      <text:p text:style-name="Standard">Сентябрь 2011 —</text:p>
      <text:p text:style-name="Standard">Июнь 2012</text:p>
      <text:p text:style-name="Standard">КНИИТМУ</text:p>
      <text:p text:style-name="Standard">Калуга</text:p>
      <text:p text:style-name="Standard">Техник</text:p>
      <text:p text:style-name="Standard">Тестирование работоспособности изготавливаемых устройств</text:p>
      <text:p text:style-name="P5"/>
      <text:p text:style-name="P5"/>
      <text:p text:style-name="P5">Образование:</text:p>
      <text:p text:style-name="Standard"/>
      <text:p text:style-name="Standard">Неоконченное высшее</text:p>
      <text:p text:style-name="Standard">2018 - Тульский государственный университет, Тула</text:p>
      <text:p text:style-name="Standard">Прикладная информатика, Прикладная информатика</text:p>
      <text:p text:style-name="Standard">2015 - Филиал Московского государственного технического университета</text:p>
      <text:p text:style-name="Standard">им. Н.Э. Баумана, Калуга, Эиук, ЭВМ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2:35:08.789120005</meta:creation-date>
    <dc:date>2020-03-14T12:57:53.928006087</dc:date>
    <meta:editing-duration>PT3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220" meta:character-count="1770" meta:non-whitespace-character-count="1598"/>
  </office:meta>
</office:document-meta>
</file>